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Times New Roman"/>
    </style:style>
    <style:style style:name="P7" style:family="paragraph" style:parent-style-name="Text_20_body">
      <style:text-properties style:font-name="Times New Roman" style:font-name-asian="Times New Roman1" style:font-name-complex="Times New Roman1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 style:list-style-name="L1">
      <style:text-properties style:font-name="Times New Roman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P12" style:family="paragraph" style:parent-style-name="Text_20_body" style:list-style-name="L2"/>
    <style:style style:name="T1" style:family="text">
      <style:text-properties style:font-name-asian="Times New Roman1" style:font-name-complex="Times New Roman1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style:font-name-asian="Times New Roman1" style:font-name-complex="Times New Roman1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asian="Times New Roman1" style:font-name-complex="Times New Roman1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6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name-asian="Times New Roman1" style:font-style-asian="italic" style:font-name-complex="Times New Roman1" style:font-style-complex="italic"/>
    </style:style>
    <style:style style:name="T19" style:family="text">
      <style:text-properties style:font-name="Times New Roman" fo:language="ru" fo:country="RU"/>
    </style:style>
    <style:style style:name="T20" style:family="text">
      <style:text-properties style:font-name="Times New Roman" fo:language="ru" fo:country="RU" fo:font-weight="normal" style:font-weight-asian="normal" style:font-weight-complex="normal"/>
    </style:style>
    <style:style style:name="T21" style:family="text">
      <style:text-properties style:font-name="Times New Roman"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2cm" draw:z-index="0"><draw:image xlink:href="../../odt/images/003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Сравнивающее устройство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559cm" draw:z-index="0"><draw:image xlink:href="../../odt/images/003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векторизован</text:span><text:span text:style-name="T4">, </text:span><text:span text:style-name="T7">р</text:span><text:span text:style-name="T4">еализует (по умолчанию) поэлементное вычитание второго входного векторного </text:span><text:span text:style-name="T7">сигнала</text:span><text:span text:style-name="T4"> из первого</text:span><text:span text:style-name="T21">:</text:span></text:p>
            <text:p text:style-name="P6"><text:span text:style-name="T1"><draw:frame draw:style-name="fr3" draw:name="Object1" text:anchor-type="as-char" svg:width="3.893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,</text:span></text:p>
            <text:p text:style-name="P4"><text:span text:style-name="T1">где </text:span><text:span text:style-name="T1"><draw:frame draw:style-name="fr3" draw:name="Object3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–</text:span><text:span text:style-name="T11"> </text:span><text:span text:style-name="T9">выходной сигнал блока;</text:span><draw:frame draw:style-name="fr3" draw:name="Object4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<text:span text:style-name="T10"> </text:span><text:span text:style-name="T6">входные</text:span> сигналы<text:span text:style-name="T9">.</text:span></text:p>
            <text:p text:style-name="P5"><text:span text:style-name="T1">В остальном (кроме поведения по умолчанию и изображения блока) блок аналогичен </text:span><text:span text:style-name="T18">Сумматору</text:span><text:span text:style-name="T1"> – можно задавать любые весовые коэффициенты для каждого из входов.</text:span></text:p>
            <text:p text:style-name="P4"><text:span text:style-name="T8">Свойства</text:span>:</text:p>
            <text:list xml:id="list6222547035362163298" text:style-name="L1">
              <text:list-item>
                <text:p text:style-name="P9">Весовые множители для каждого из входов – <text:span text:style-name="T8">вектор</text:span><text:span text:style-name="T6"> действительных </text:span>чисел, на которые умножаются значения входных сигналов блока. Число входных портов блока равно размерности этого массива. По умолчанию весовые коэффициенты равны <text:span text:style-name="T10">[1,-1] </text:span><text:span text:style-name="T6">для реализации вычитания.</text:span></text:p>
              </text:list-item>
            </text:list>
            <text:p text:style-name="P4"><text:span text:style-name="T6">Входные сигналы</text:span> могут быть <text:span text:style-name="T17">векторами</text:span><draw:frame draw:style-name="fr3" draw:name="Object5" text:anchor-type="as-char" svg:width="4.274cm" svg:height="0.68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3" draw:name="Object8" text:anchor-type="as-char" svg:width="4.309cm" svg:height="0.684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… <draw:frame draw:style-name="fr3" draw:name="Object6" text:anchor-type="as-char" svg:width="4.429cm" svg:height="0.68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, размерности которых должны быть одинаковы, в этом случае на выходе будет также <text:span text:style-name="T17">вектор</text:span><text:span text:style-name="T10">:</text:span></text:p>
            <text:p text:style-name="P6"><text:span text:style-name="T1"><draw:frame draw:style-name="fr3" draw:name="Объект1" text:anchor-type="as-char" svg:width="12.866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,</text:span></text:p>
            <text:p text:style-name="P4"><text:span text:style-name="T1">где </text:span><text:span text:style-name="T1"><draw:frame draw:style-name="fr3" draw:name="Объект2" text:anchor-type="as-char" svg:width="1.182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–</text:span><text:span text:style-name="T11"> i-</text:span><text:span text:style-name="T9">ый элемент выходного векторного сигнала блока;</text:span></text:p>
            <text:p text:style-name="P4"><draw:frame draw:style-name="fr3" draw:name="Объект3" text:anchor-type="as-char" svg:width="3.087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–<text:span text:style-name="T10"> i-</text:span>ый элемент первого, второго и т.д. входного сигнала<text:span text:style-name="T6">.</text:span></text:p>
            <text:p text:style-name="Text_20_body"><text:span text:style-name="T5">Примеры</text:span> заполнения <text:span text:style-name="T6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8">Числовое</text:span><text:span text:style-name="T6"> задание </text:span><text:span text:style-name="T19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Весовые множители для каждого из входов</text:p>
                </table:table-cell>
                <table:table-cell table:style-name="Таблица1.B3" office:value-type="string">
                  <text:p text:style-name="Text_20_body">[<text:span text:style-name="T6">1,-2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3">Именованное</text:span><text:span text:style-name="T5"> задание </text:span><text:span text:style-name="T20">свойств</text:span><text:span text:style-name="T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Весовые множители для каждого из входов</text:p>
                </table:table-cell>
                <table:table-cell table:style-name="Таблица1.B3" office:value-type="string">
                  <text:p text:style-name="Text_20_body">[<text:span text:style-name="T10">a1,</text:span><text:span text:style-name="T6">-</text:span><text:span text:style-name="T10">a2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3">Смешанное</text:span><text:span text:style-name="T5"> задание </text:span><text:span text:style-name="T20">свойств</text:span><text:span text:style-name="T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Весовые множители для каждого из входов</text:p>
                </table:table-cell>
                <table:table-cell table:style-name="Таблица1.B3" office:value-type="string">
                  <text:p text:style-name="P8">[a1, <text:span text:style-name="T6">-1</text:span>]</text:p>
                </table:table-cell>
              </table:table-row>
            </table:table>
            <text:p text:style-name="Text_20_body"><text:span text:style-name="T3">Примечани</text:span><text:span text:style-name="T8">я</text:span>:</text:p>
            <text:list xml:id="list5869947560424881323" text:style-name="L2">
              <text:list-item>
                <text:p text:style-name="P12"><text:span text:style-name="T6">По умолчанию блок </text:span>формирует выходной сигнал, <text:span text:style-name="T6">равный разности двух входных сигналов (весовых коэффициентов два, и они равны +1 и -1)</text:span>.</text:p>
              </text:list-item>
              <text:list-item>
                <text:p text:style-name="P10"><text:span text:style-name="T10">Именованные свойства задаются как </text:span><text:span text:style-name="T12">локальные</text:span><text:span text:style-name="T14"> переменные модели (или субмодели) во вкладке </text:span><text:span text:style-name="T12">Параметры</text:span><text:span text:style-name="T14"> или как глобальные сигналы проекта при помощи пункта главного меню </text:span><text:span text:style-name="T12">Графика</text:span><text:span text:style-name="T14"> </text:span><text:span text:style-name="T15">→</text:span><text:span text:style-name="T16"> </text:span><text:span text:style-name="T13">Сигналы</text:span><text:span text:style-name="T14">.</text:span></text:p>
              </text:list-item>
              <text:list-item>
                <text:p text:style-name="P11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авнивающее устройство</dc:title>
    <dc:date>2012-03-30T20:13:21.06</dc:date>
    <meta:generator>OpenOffice_Beta/4.1.0$Win32 OpenOffice.org_project/410m14$Build-9760</meta:generator>
    <meta:editing-duration>PT2H2M46S</meta:editing-duration>
    <meta:editing-cycles>47</meta:editing-cycles>
    <meta:document-statistic meta:table-count="2" meta:image-count="2" meta:object-count="9" meta:page-count="2" meta:paragraph-count="36" meta:word-count="236" meta:character-count="1632"/>
  </office:meta>
</office:document-meta>
</file>

<file path=Object 1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over accent="true">
          <msub>
            <mrow>
              <mi>u</mi>
            </mrow>
            <mrow>
              <mn>1</mn>
            </mrow>
          </msub>
          <mo stretchy="false">⃗</mo>
        </mover>
      </mrow>
      <mrow>
        <mrow>
          <mo stretchy="false">(</mo>
          <mrow>
            <mi>t</mi>
          </mrow>
          <mo stretchy="false">)</mo>
        </mrow>
        <mo stretchy="false">−</mo>
        <mover accent="true">
          <msub>
            <mrow>
              <mi>u</mi>
            </mrow>
            <mrow>
              <mn>2</mn>
            </mrow>
          </msub>
          <mo stretchy="false">⃗</mo>
        </mover>
      </mrow>
      <mrow>
        <mo stretchy="false">(</mo>
        <mrow>
          <mi>t</mi>
        </mrow>
        <mo stretchy="false">)</mo>
      </mrow>
    </mrow>
    <annotation encoding="StarMath 5.0">vec{y}(t) = vec{u}_{1}(t) - vec{u}_{2}(t)</annotation>
  </semantics>
</math>
</file>

<file path=Object 10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i/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1,i}(t),~u_{2,i}(t)</annotation>
  </semantics>
</math>
</file>

<file path=Object 2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3/content.xml><?xml version="1.0" encoding="utf-8"?>
<math xmlns="http://www.w3.org/1998/Math/MathML">
  <semantics>
    <mrow>
      <mover accent="true">
        <msub>
          <mrow>
            <mi>u</mi>
          </mrow>
          <mrow>
            <mn>1</mn>
          </mrow>
        </msub>
        <mo stretchy="false">⃗</mo>
      </mover>
      <mrow>
        <mo stretchy="false">(</mo>
        <mrow>
          <mi>t</mi>
        </mrow>
        <mo stretchy="false">)</mo>
      </mrow>
      <mi>,</mi>
      <mi/>
      <mover accent="true">
        <msub>
          <mrow>
            <mi>u</mi>
          </mrow>
          <mrow>
            <mn>2</mn>
          </mrow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{1}(t),~vec{u}_{2}(t)</annotation>
  </semantics>
</math>
</file>

<file path=Object 5/content.xml><?xml version="1.0" encoding="utf-8"?>
<math xmlns="http://www.w3.org/1998/Math/MathML">
  <semantics>
    <mrow>
      <mrow>
        <mover accent="true">
          <mrow>
            <msub>
              <mi>u</mi>
              <mn>1</mn>
            </msub>
          </mrow>
          <mo stretchy="false">⃗</mo>
        </mover>
        <mo stretchy="false">=</mo>
        <mfenced open="[" close="]">
          <mrow>
            <msub>
              <mi>u</mi>
              <mrow>
                <mn>1,1</mn>
              </mrow>
            </msub>
            <mi>,</mi>
            <msub>
              <mi>u</mi>
              <mrow>
                <mn>1,2</mn>
              </mrow>
            </msub>
            <mi>,</mi>
            <mn>...</mn>
            <msub>
              <mi>u</mi>
              <mrow>
                <mn>1,</mn>
                <mi>m</mi>
              </mrow>
            </msub>
          </mrow>
        </mfenced>
      </mrow>
    </mrow>
    <annotation encoding="StarMath 5.0">vec {u_1}=left [
u_{1,1} , u_{1,2} , ... u_{1,m}
right ]</annotation>
  </semantics>
</math>
</file>

<file path=Object 6/content.xml><?xml version="1.0" encoding="utf-8"?>
<math xmlns="http://www.w3.org/1998/Math/MathML">
  <semantics>
    <mrow>
      <mrow>
        <mover accent="true">
          <mrow>
            <msub>
              <mi>u</mi>
              <mn>2</mn>
            </msub>
          </mrow>
          <mo stretchy="false">⃗</mo>
        </mover>
        <mo stretchy="false">=</mo>
        <mfenced open="[" close="]">
          <mrow>
            <msub>
              <mi>u</mi>
              <mrow>
                <mn>2,1</mn>
              </mrow>
            </msub>
            <mi>,</mi>
            <msub>
              <mi>u</mi>
              <mrow>
                <mn>2,2</mn>
              </mrow>
            </msub>
            <mi>,</mi>
            <mn>...</mn>
            <msub>
              <mi>u</mi>
              <mrow>
                <mn>2,</mn>
                <mi>m</mi>
              </mrow>
            </msub>
          </mrow>
        </mfenced>
      </mrow>
    </mrow>
    <annotation encoding="StarMath 5.0">vec {u_2}=left [
u_{2,1} , u_{2,2} , ... u_{2,m}
right ]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u</mi>
              <mi>n</mi>
            </msub>
          </mrow>
          <mo stretchy="false">⃗</mo>
        </mover>
        <mo stretchy="false">=</mo>
        <mfenced open="[" close="]">
          <mrow>
            <msub>
              <mi>u</mi>
              <mrow>
                <mi>n</mi>
                <mn>,1</mn>
              </mrow>
            </msub>
            <mi>,</mi>
            <msub>
              <mi>u</mi>
              <mrow>
                <mi>n</mi>
                <mn>,2</mn>
              </mrow>
            </msub>
            <mi>,</mi>
            <mn>...</mn>
            <msub>
              <mi>u</mi>
              <mrow>
                <mi>n</mi>
                <mi>,</mi>
                <mi>m</mi>
              </mrow>
            </msub>
          </mrow>
        </mfenced>
      </mrow>
    </mrow>
    <annotation encoding="StarMath 5.0">vec {u_n}=left [
u_{n,1} , u_{n,2} , ... u_{n,m}
right ]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n>1</mn>
          </msub>
          <mo stretchy="false">⋅</mo>
          <msub>
            <mi>u</mi>
            <mrow>
              <mn>1,</mn>
              <mi>i</mi>
            </mrow>
          </msub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2</mn>
          </msub>
          <mo stretchy="false">⋅</mo>
          <msub>
            <mi>u</mi>
            <mrow>
              <mn>2,</mn>
              <mi>i</mi>
            </mrow>
          </msub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3</mn>
          </msub>
          <mo stretchy="false">⋅</mo>
          <msub>
            <mi>u</mi>
            <mrow>
              <mn>3,</mn>
              <mi>i</mi>
            </mrow>
          </msub>
        </mrow>
      </mrow>
      <mrow>
        <mrow>
          <mrow>
            <mo stretchy="false">(</mo>
            <mrow>
              <mi>t</mi>
            </mrow>
            <mo stretchy="false">)</mo>
          </mrow>
          <mo stretchy="false">+</mo>
          <mn>...</mn>
        </mrow>
        <mo stretchy="false">+</mo>
        <mrow>
          <msub>
            <mi>a</mi>
            <mi>n</mi>
          </msub>
          <mo stretchy="false">⋅</mo>
          <msub>
            <mi>u</mi>
            <mrow>
              <mi>n</mi>
              <mi>,</mi>
              <mi>i</mi>
            </mrow>
          </msub>
        </mrow>
      </mrow>
      <mrow>
        <mo stretchy="false">(</mo>
        <mrow>
          <mi>t</mi>
        </mrow>
        <mo stretchy="false">)</mo>
      </mrow>
      <mi>,</mi>
      <mi/>
      <mrow>
        <mi>i</mi>
        <mo stretchy="false">=</mo>
        <mn>1...m</mn>
      </mrow>
    </mrow>
    <annotation encoding="StarMath 5.0">y_i(t) = a_1 cdot u_{1,i}(t) + a_2 cdot u_{2,i}(t) + a_3 cdot u_{3,i}(t) + ... + a_n cdot u_{n,i}(t) , ~i=1...m</annotation>
  </semantics>
</math>
</file>

<file path=Object 9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